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0835" officeooo:paragraph-rsid="0004083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0817" officeooo:paragraph-rsid="0008081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47e5b" officeooo:paragraph-rsid="00047e5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47e5b" officeooo:paragraph-rsid="000493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47e5b" officeooo:paragraph-rsid="0008081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89138" officeooo:paragraph-rsid="0008913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9138" officeooo:paragraph-rsid="0008913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d445" officeooo:paragraph-rsid="0008d445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a70b3" officeooo:paragraph-rsid="000a70b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89138" officeooo:paragraph-rsid="0008913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40835" officeooo:paragraph-rsid="0008081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style="italic" fo:font-weight="bold" officeooo:rsid="00040835" officeooo:paragraph-rsid="00040835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49300" officeooo:paragraph-rsid="00049300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049300" officeooo:paragraph-rsid="000c8d05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047e5b" officeooo:paragraph-rsid="00047e5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047e5b" officeooo:paragraph-rsid="000c8d0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080817" officeooo:paragraph-rsid="000c8d0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040835" officeooo:paragraph-rsid="000c8d0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089138" officeooo:paragraph-rsid="00089138" style:font-size-asian="20pt" style:font-weight-asian="bold" style:font-size-complex="20pt" style:font-weight-complex="bold"/>
    </style:style>
    <style:style style:name="T1" style:family="text">
      <style:text-properties officeooo:rsid="00040835"/>
    </style:style>
    <style:style style:name="T2" style:family="text">
      <style:text-properties officeooo:rsid="00049300"/>
    </style:style>
    <style:style style:name="T3" style:family="text">
      <style:text-properties officeooo:rsid="0004e813"/>
    </style:style>
    <style:style style:name="T4" style:family="text">
      <style:text-properties officeooo:rsid="00079e94"/>
    </style:style>
    <style:style style:name="T5" style:family="text">
      <style:text-properties officeooo:rsid="00047e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Z78 pseudo code with our data structures</text:p>
      <text:p text:style-name="P1"/>
      <text:p text:style-name="P11">COMPRESSOR</text:p>
      <text:p text:style-name="P1"/>
      <text:p text:style-name="P2">&lt;initialize the trie with all the first 256 ASCII char + 1 entry for EOF &gt;</text:p>
      <text:p text:style-name="P3">&lt;The first character read is the f<text:span text:style-name="T4">irst node</text:span>&gt;</text:p>
      <text:p text:style-name="P3"><text:tab/></text:p>
      <text:p text:style-name="P3">while(!EOF) {</text:p>
      <text:p text:style-name="P3"><text:tab/></text:p>
      <text:p text:style-name="P3"><text:tab/>&lt;read_character&gt;</text:p>
      <text:p text:style-name="P3"><text:tab/>&lt;search in the hash_table if the couple <text:span text:style-name="T3">(father, symbol)</text:span> is present&gt;</text:p>
      <text:p text:style-name="P3"><text:tab/>&lt;if the couple is present&gt; {</text:p>
      <text:p text:style-name="P3"><text:tab/><text:tab/></text:p>
      <text:p text:style-name="P3"><text:tab/><text:tab/>father=pointer_in_trie;</text:p>
      <text:p text:style-name="P3"><text:tab/><text:tab/>break;</text:p>
      <text:p text:style-name="P3"><text:tab/><text:tab/></text:p>
      <text:p text:style-name="P3"><text:tab/>}</text:p>
      <text:p text:style-name="P3"/>
      <text:p text:style-name="P4"><text:tab/><text:span text:style-name="T2">else {</text:span></text:p>
      <text:p text:style-name="P4"><text:tab/><text:tab/></text:p>
      <text:p text:style-name="P4"><text:tab/><text:tab/><text:span text:style-name="T3">&lt;add a new symbol in the trie (returns its position)&gt;</text:span></text:p>
      <text:p text:style-name="P4"><text:tab/><text:tab/><text:span text:style-name="T2">&lt;add the new entry in the hash table (the third field is the returned <text:tab/><text:tab/><text:tab/>position)&gt;</text:span></text:p>
      <text:p text:style-name="P13"><text:tab/><text:tab/>&lt;write the father label&gt;</text:p>
      <text:p text:style-name="P13"><text:tab/><text:tab/>&lt;restart from the father=symbol&gt;</text:p>
      <text:p text:style-name="P13"><text:tab/></text:p>
      <text:p text:style-name="P13"><text:tab/>}</text:p>
      <text:p text:style-name="P3"><text:tab/></text:p>
      <text:p text:style-name="P3"/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oft-page-break/>COMPRESSOR OPTIMIZED</text:p>
      <text:p text:style-name="P3"/>
      <text:p text:style-name="P3"/>
      <text:p text:style-name="P3"/>
      <text:p text:style-name="P17">&lt;initialize the trie with all the first 256 ASCII char + 1 entry for EOF &gt;</text:p>
      <text:p text:style-name="P16">&lt;The first character read is the f<text:span text:style-name="T4">irst node</text:span>&gt;</text:p>
      <text:p text:style-name="P16"><text:tab/></text:p>
      <text:p text:style-name="P16">while(!EOF) {</text:p>
      <text:p text:style-name="P16"><text:tab/></text:p>
      <text:p text:style-name="P16"><text:tab/>&lt;read_character&gt;</text:p>
      <text:p text:style-name="P16"><text:tab/>&lt;search in the hash_table if the couple <text:span text:style-name="T3">(father, symbol)</text:span> is present&gt;</text:p>
      <text:p text:style-name="P16"><text:tab/>&lt;if the couple is present&gt; {</text:p>
      <text:p text:style-name="P16"><text:tab/><text:tab/></text:p>
      <text:p text:style-name="P16"><text:tab/><text:tab/>father=pointer_in_trie;</text:p>
      <text:p text:style-name="P16"><text:tab/><text:tab/>break;</text:p>
      <text:p text:style-name="P16"><text:tab/><text:tab/></text:p>
      <text:p text:style-name="P16"><text:tab/>}</text:p>
      <text:p text:style-name="P16"/>
      <text:p text:style-name="P16"><text:tab/><text:span text:style-name="T2">else {</text:span></text:p>
      <text:p text:style-name="P16"><text:tab/><text:tab/></text:p>
      <text:p text:style-name="P16"><text:tab/><text:tab/><text:span text:style-name="T2">&lt;add the new entry in the hash table, the pointer is filled by the rules of <text:tab/><text:tab/>the trie&gt;</text:span></text:p>
      <text:p text:style-name="P14"><text:tab/><text:tab/>&lt;write the father label&gt;</text:p>
      <text:p text:style-name="P14"><text:tab/><text:tab/>&lt;restart from the father=symbol&gt;</text:p>
      <text:p text:style-name="P14"><text:tab/></text:p>
      <text:p text:style-name="P14"><text:tab/>}<text:span text:style-name="T5"><text:tab/></text:span></text:p>
      <text:p text:style-name="P1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10"/>
      <text:p text:style-name="P10"><text:span text:style-name="T1">D</text:span>ECOMPRESSOR</text:p>
      <text:p text:style-name="P6"/>
      <text:p text:style-name="P7"><text:soft-page-break/><text:tab/></text:p>
      <text:p text:style-name="P7"/>
      <text:p text:style-name="P8">&lt;Initialize the trie as before&gt;</text:p>
      <text:p text:style-name="P9">&lt;the first character read is the starting node&gt;</text:p>
      <text:p text:style-name="P9"/>
      <text:p text:style-name="P9">while(!EOF) {</text:p>
      <text:p text:style-name="P9"/>
      <text:p text:style-name="P9"><text:tab/>&lt;read a character&gt;</text:p>
      <text:p text:style-name="P9"><text:tab/>&lt;add the couple (symbol, pointer_to_father) in the trie&gt;</text:p>
      <text:p text:style-name="P9"><text:tab/>&lt;scan the trie back in order to find the sequence&gt;</text:p>
      <text:p text:style-name="P9"><text:tab/>&lt;write the found sequence&gt;</text:p>
      <text:p text:style-name="P9"><text:tab/>&lt;next father is the last character of the old sequence&gt;</text:p>
      <text:p text:style-name="P9"><text:tab/>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2:12:29.185995656</meta:creation-date>
    <dc:date>2013-12-09T21:59:39.215970970</dc:date>
    <meta:editing-duration>PT31M48S</meta:editing-duration>
    <meta:editing-cycles>17</meta:editing-cycles>
    <meta:generator>LibreOffice/4.1.3.2$Linux_X86_64 LibreOffice_project/67be83d90c802420c42f677fa4e18190f48d331</meta:generator>
    <meta:print-date>2013-12-07T12:39:35.870968676</meta:print-date>
    <meta:document-statistic meta:table-count="0" meta:image-count="0" meta:object-count="0" meta:page-count="3" meta:paragraph-count="59" meta:word-count="223" meta:character-count="1338" meta:non-whitespace-character-count="1093"/>
  </office:meta>
</office:document-meta>
</file>